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S Gothic" svg:font-family="'MS Gothic'" style:font-family-generic="system" style:font-pitch="variable"/>
    <style:font-face style:name="MS Mincho" svg:font-family="'MS Mincho'" style:font-family-generic="system" style:font-pitch="variable"/>
  </office:font-face-decls>
  <office:automatic-styles>
    <style:style style:name="P1" style:family="paragraph" style:parent-style-name="Text_20_body">
      <style:text-properties officeooo:paragraph-rsid="001607c0"/>
    </style:style>
    <style:style style:name="P2" style:family="paragraph" style:parent-style-name="Text_20_body">
      <style:text-properties officeooo:rsid="001607c0" officeooo:paragraph-rsid="001607c0"/>
    </style:style>
    <style:style style:name="P3" style:family="paragraph" style:parent-style-name="Text_20_body">
      <style:text-properties officeooo:rsid="001832f9" officeooo:paragraph-rsid="001832f9"/>
    </style:style>
    <style:style style:name="P4" style:family="paragraph" style:parent-style-name="Text_20_body">
      <style:text-properties officeooo:rsid="00183fa9" officeooo:paragraph-rsid="00183fa9"/>
    </style:style>
    <style:style style:name="P5" style:family="paragraph" style:parent-style-name="Text_20_body">
      <style:text-properties fo:color="#000000" loext:opacity="100%" fo:font-size="12pt" fo:font-weight="normal" officeooo:rsid="00183fa9" officeooo:paragraph-rsid="00183fa9" style:font-size-asian="10.5pt" style:font-weight-asian="normal" style:font-size-complex="12pt" style:font-weight-complex="normal"/>
    </style:style>
    <style:style style:name="P6" style:family="paragraph" style:parent-style-name="Text_20_body">
      <style:text-properties fo:color="#000000" loext:opacity="100%" fo:font-size="12pt" fo:font-weight="normal" officeooo:rsid="00197e48" officeooo:paragraph-rsid="00197e48" style:font-size-asian="10.5pt" style:font-weight-asian="normal" style:font-size-complex="12pt" style:font-weight-complex="normal"/>
    </style:style>
    <style:style style:name="P7" style:family="paragraph" style:parent-style-name="Text_20_body">
      <style:text-properties fo:color="#000000" loext:opacity="100%" fo:font-size="12pt" fo:font-weight="normal" officeooo:rsid="00251c18" officeooo:paragraph-rsid="00251c18" style:font-size-asian="10.5pt" style:font-weight-asian="normal" style:font-size-complex="12pt" style:font-weight-complex="normal"/>
    </style:style>
    <style:style style:name="P8" style:family="paragraph" style:parent-style-name="Text_20_body">
      <style:text-properties fo:color="#000000" loext:opacity="100%" fo:font-size="12pt" fo:font-weight="normal" officeooo:rsid="002663ee" officeooo:paragraph-rsid="002663ee" style:font-size-asian="10.5pt" style:font-weight-asian="normal" style:font-size-complex="12pt" style:font-weight-complex="normal"/>
    </style:style>
    <style:style style:name="P9" style:family="paragraph" style:parent-style-name="Text_20_body">
      <style:text-properties fo:color="#000000" loext:opacity="100%" fo:font-size="12pt" fo:font-weight="normal" officeooo:rsid="002724f9" officeooo:paragraph-rsid="002724f9" style:font-size-asian="10.5pt" style:font-weight-asian="normal" style:font-size-complex="12pt" style:font-weight-complex="normal"/>
    </style:style>
    <style:style style:name="P10" style:family="paragraph" style:parent-style-name="Text_20_body">
      <style:text-properties fo:color="#000000" loext:opacity="100%" fo:font-size="12pt" fo:font-weight="normal" officeooo:rsid="0028b9b6" officeooo:paragraph-rsid="0028b9b6" style:font-size-asian="10.5pt" style:font-weight-asian="normal" style:font-size-complex="12pt" style:font-weight-complex="normal"/>
    </style:style>
    <style:style style:name="P11" style:family="paragraph" style:parent-style-name="Text_20_body">
      <style:text-properties officeooo:rsid="00251c18" officeooo:paragraph-rsid="00251c18"/>
    </style:style>
    <style:style style:name="P12" style:family="paragraph" style:parent-style-name="Text_20_body">
      <style:text-properties officeooo:rsid="002663ee" officeooo:paragraph-rsid="002663ee"/>
    </style:style>
    <style:style style:name="P13" style:family="paragraph" style:parent-style-name="Text_20_body">
      <style:text-properties officeooo:rsid="0028b9b6" officeooo:paragraph-rsid="0028b9b6"/>
    </style:style>
    <style:style style:name="P14" style:family="paragraph" style:parent-style-name="Text_20_body">
      <style:text-properties fo:font-weight="bold" style:font-weight-asian="bold" style:font-weight-complex="bold"/>
    </style:style>
    <style:style style:name="P15" style:family="paragraph" style:parent-style-name="Text_20_body">
      <style:text-properties fo:font-weight="bold" officeooo:paragraph-rsid="00251c18" style:font-weight-asian="bold" style:font-weight-complex="bold"/>
    </style:style>
    <style:style style:name="P16" style:family="paragraph" style:parent-style-name="Text_20_body">
      <style:text-properties fo:font-weight="bold" officeooo:paragraph-rsid="002d1a6d" style:font-weight-asian="bold" style:font-weight-complex="bold"/>
    </style:style>
    <style:style style:name="P17" style:family="paragraph" style:parent-style-name="Text_20_body">
      <style:text-properties officeooo:rsid="002d1a6d" officeooo:paragraph-rsid="002d1a6d"/>
    </style:style>
    <style:style style:name="P18" style:family="paragraph" style:parent-style-name="Text_20_body">
      <style:text-properties fo:font-weight="normal" style:font-weight-asian="normal" style:font-weight-complex="normal"/>
    </style:style>
    <style:style style:name="P19" style:family="paragraph" style:parent-style-name="Text_20_body">
      <style:text-properties fo:font-weight="normal" officeooo:paragraph-rsid="002d1a6d" style:font-weight-asian="normal" style:font-weight-complex="normal"/>
    </style:style>
    <style:style style:name="P20" style:family="paragraph" style:parent-style-name="Text_20_body">
      <style:text-properties fo:font-weight="normal" officeooo:rsid="002d1a6d" officeooo:paragraph-rsid="002d995b" style:font-weight-asian="normal" style:font-weight-complex="normal"/>
    </style:style>
    <style:style style:name="P21" style:family="paragraph" style:parent-style-name="Text_20_body">
      <style:text-properties fo:font-weight="normal" officeooo:rsid="002d995b" officeooo:paragraph-rsid="002d995b" style:font-weight-asian="normal" style:font-weight-complex="normal"/>
    </style:style>
    <style:style style:name="P22" style:family="paragraph" style:parent-style-name="Text_20_body">
      <style:text-properties officeooo:rsid="002d995b" officeooo:paragraph-rsid="002d995b"/>
    </style:style>
    <style:style style:name="P23" style:family="paragraph" style:parent-style-name="Text_20_body">
      <style:paragraph-properties fo:text-align="start" style:justify-single-word="false"/>
      <style:text-properties officeooo:rsid="002d995b" officeooo:paragraph-rsid="002d995b"/>
    </style:style>
    <style:style style:name="P24" style:family="paragraph" style:parent-style-name="Text_20_body">
      <style:text-properties officeooo:rsid="002f3517" officeooo:paragraph-rsid="002f3517"/>
    </style:style>
    <style:style style:name="P25" style:family="paragraph" style:parent-style-name="Text_20_body">
      <style:text-properties officeooo:rsid="002bfe51" officeooo:paragraph-rsid="002d1a6d"/>
    </style:style>
    <style:style style:name="P26" style:family="paragraph" style:parent-style-name="Text_20_body">
      <style:text-properties officeooo:rsid="002f88f6"/>
    </style:style>
    <style:style style:name="P27" style:family="paragraph" style:parent-style-name="Text_20_body">
      <style:text-properties officeooo:rsid="002f88f6" officeooo:paragraph-rsid="002f88f6"/>
    </style:style>
    <style:style style:name="P28" style:family="paragraph" style:parent-style-name="Text_20_body">
      <style:text-properties officeooo:rsid="00300d6a" officeooo:paragraph-rsid="00300d6a"/>
    </style:style>
    <style:style style:name="P29" style:family="paragraph" style:parent-style-name="Text_20_body">
      <style:text-properties officeooo:rsid="00311dff" officeooo:paragraph-rsid="00311dff"/>
    </style:style>
    <style:style style:name="P30" style:family="paragraph" style:parent-style-name="Text_20_body">
      <style:text-properties officeooo:rsid="00320e2c" officeooo:paragraph-rsid="00320e2c"/>
    </style:style>
    <style:style style:name="P31" style:family="paragraph" style:parent-style-name="Text_20_body">
      <style:text-properties officeooo:rsid="0032140e" officeooo:paragraph-rsid="0032140e"/>
    </style:style>
    <style:style style:name="P32" style:family="paragraph" style:parent-style-name="Text_20_body" style:list-style-name="L1">
      <style:text-properties fo:color="#000000" loext:opacity="100%" fo:font-size="12pt" fo:font-weight="normal" officeooo:rsid="00197e48" officeooo:paragraph-rsid="00197e48" style:font-size-asian="10.5pt" style:font-weight-asian="normal" style:font-size-complex="12pt" style:font-weight-complex="normal"/>
    </style:style>
    <style:style style:name="P33" style:family="paragraph" style:parent-style-name="Text_20_body" style:list-style-name="L1">
      <style:text-properties fo:color="#000000" loext:opacity="100%" fo:font-size="12pt" fo:font-weight="normal" officeooo:rsid="00197e48" officeooo:paragraph-rsid="001b3c61" style:font-size-asian="10.5pt" style:font-weight-asian="normal" style:font-size-complex="12pt" style:font-weight-complex="normal"/>
    </style:style>
    <style:style style:name="P34" style:family="paragraph" style:parent-style-name="Text_20_body" style:list-style-name="L1">
      <style:text-properties fo:color="#000000" loext:opacity="100%" fo:font-size="12pt" fo:font-weight="normal" officeooo:rsid="001c755d" officeooo:paragraph-rsid="001b3c61" style:font-size-asian="10.5pt" style:font-weight-asian="normal" style:font-size-complex="12pt" style:font-weight-complex="normal"/>
    </style:style>
    <style:style style:name="P35" style:family="paragraph" style:parent-style-name="Text_20_body" style:list-style-name="L1">
      <style:text-properties fo:color="#000000" loext:opacity="100%" fo:font-size="12pt" fo:font-weight="normal" officeooo:rsid="001c755d" officeooo:paragraph-rsid="001c755d" style:font-size-asian="10.5pt" style:font-weight-asian="normal" style:font-size-complex="12pt" style:font-weight-complex="normal"/>
    </style:style>
    <style:style style:name="P36" style:family="paragraph" style:parent-style-name="Text_20_body" style:list-style-name="L1">
      <style:text-properties fo:color="#000000" loext:opacity="100%" fo:font-size="12pt" fo:font-weight="normal" officeooo:rsid="001de50c" officeooo:paragraph-rsid="001de50c" style:font-size-asian="10.5pt" style:font-weight-asian="normal" style:font-size-complex="12pt" style:font-weight-complex="normal"/>
    </style:style>
    <style:style style:name="P37" style:family="paragraph" style:parent-style-name="Text_20_body" style:list-style-name="L1">
      <style:text-properties fo:color="#000000" loext:opacity="100%" fo:font-size="12pt" fo:font-weight="normal" officeooo:rsid="001fa364" officeooo:paragraph-rsid="001fa364" style:font-size-asian="10.5pt" style:font-weight-asian="normal" style:font-size-complex="12pt" style:font-weight-complex="normal"/>
    </style:style>
    <style:style style:name="P38" style:family="paragraph" style:parent-style-name="Text_20_body" style:list-style-name="L1">
      <style:text-properties fo:color="#000000" loext:opacity="100%" fo:font-size="12pt" fo:font-weight="normal" officeooo:rsid="0020db95" officeooo:paragraph-rsid="0020db95" style:font-size-asian="10.5pt" style:font-weight-asian="normal" style:font-size-complex="12pt" style:font-weight-complex="normal"/>
    </style:style>
    <style:style style:name="P39" style:family="paragraph" style:parent-style-name="Text_20_body" style:list-style-name="L1">
      <style:text-properties fo:color="#000000" loext:opacity="100%" fo:font-size="12pt" fo:font-weight="normal" officeooo:rsid="0021bb21" officeooo:paragraph-rsid="0021bb21" style:font-size-asian="10.5pt" style:font-weight-asian="normal" style:font-size-complex="12pt" style:font-weight-complex="normal"/>
    </style:style>
    <style:style style:name="P40" style:family="paragraph" style:parent-style-name="Text_20_body" style:list-style-name="L1">
      <style:text-properties fo:color="#000000" loext:opacity="100%" fo:font-size="12pt" fo:font-weight="normal" officeooo:rsid="00238623" officeooo:paragraph-rsid="00238623" style:font-size-asian="10.5pt" style:font-weight-asian="normal" style:font-size-complex="12pt" style:font-weight-complex="normal"/>
    </style:style>
    <style:style style:name="P41" style:family="paragraph" style:parent-style-name="Text_20_body" style:list-style-name="L1">
      <style:text-properties fo:color="#000000" loext:opacity="100%" fo:font-size="12pt" fo:font-weight="normal" officeooo:rsid="00242bf7" officeooo:paragraph-rsid="00242bf7" style:font-size-asian="10.5pt" style:font-weight-asian="normal" style:font-size-complex="12pt" style:font-weight-complex="normal"/>
    </style:style>
    <style:style style:name="P42" style:family="paragraph" style:parent-style-name="Text_20_body">
      <style:text-properties officeooo:rsid="0032e23b" officeooo:paragraph-rsid="0032e23b"/>
    </style:style>
    <style:style style:name="P43" style:family="paragraph" style:parent-style-name="Text_20_body">
      <style:text-properties fo:font-weight="bold" style:font-weight-asian="bold" style:font-weight-complex="bold"/>
    </style:style>
    <style:style style:name="P44" style:family="paragraph" style:parent-style-name="Text_20_body">
      <style:text-properties officeooo:rsid="0033031e" officeooo:paragraph-rsid="0033031e"/>
    </style:style>
    <style:style style:name="T1" style:family="text">
      <style:text-properties officeooo:rsid="001607c0"/>
    </style:style>
    <style:style style:name="T2" style:family="text">
      <style:text-properties fo:font-style="italic" style:font-style-asian="italic" style:font-style-complex="italic"/>
    </style:style>
    <style:style style:name="T3" style:family="text">
      <style:text-properties fo:font-style="italic" officeooo:rsid="001607c0" style:font-style-asian="italic" style:font-style-complex="italic"/>
    </style:style>
    <style:style style:name="T4" style:family="text">
      <style:text-properties officeooo:rsid="00136a58"/>
    </style:style>
    <style:style style:name="T5" style:family="text">
      <style:text-properties fo:color="#000000" loext:opacity="100%" fo:font-size="12pt" fo:font-weight="normal" style:font-size-asian="10.5pt" style:font-weight-asian="normal" style:font-size-complex="12pt" style:font-weight-complex="normal"/>
    </style:style>
    <style:style style:name="T6" style:family="text">
      <style:text-properties fo:color="#000000" loext:opacity="100%" fo:font-size="12pt" fo:font-weight="normal" officeooo:rsid="00305d8d" style:font-size-asian="10.5pt" style:font-weight-asian="normal" style:font-size-complex="12pt" style:font-weight-complex="normal"/>
    </style:style>
    <style:style style:name="T7" style:family="text">
      <style:text-properties fo:color="#000000" loext:opacity="100%" fo:font-size="12pt" fo:font-weight="normal" officeooo:rsid="002663ee" style:font-size-asian="10.5pt" style:font-weight-asian="normal" style:font-size-complex="12pt" style:font-weight-complex="normal"/>
    </style:style>
    <style:style style:name="T8" style:family="text">
      <style:text-properties fo:color="#000000" loext:opacity="100%" fo:font-size="12pt" fo:font-weight="normal" officeooo:rsid="002724f9" style:font-size-asian="10.5pt" style:font-weight-asian="normal" style:font-size-complex="12pt" style:font-weight-complex="normal"/>
    </style:style>
    <style:style style:name="T9" style:family="text">
      <style:text-properties officeooo:rsid="00197e48"/>
    </style:style>
    <style:style style:name="T10" style:family="text">
      <style:text-properties officeooo:rsid="001b3c61"/>
    </style:style>
    <style:style style:name="T11" style:family="text">
      <style:text-properties officeooo:rsid="001de50c"/>
    </style:style>
    <style:style style:name="T12" style:family="text">
      <style:text-properties officeooo:rsid="0020db95"/>
    </style:style>
    <style:style style:name="T13" style:family="text">
      <style:text-properties officeooo:rsid="00242bf7"/>
    </style:style>
    <style:style style:name="T14" style:family="text">
      <style:text-properties officeooo:rsid="0028b9b6"/>
    </style:style>
    <style:style style:name="T15" style:family="text">
      <style:text-properties officeooo:rsid="002bfe51"/>
    </style:style>
    <style:style style:name="T16" style:family="text">
      <style:text-properties officeooo:rsid="002d1a6d"/>
    </style:style>
    <style:style style:name="T17" style:family="text">
      <style:text-properties officeooo:rsid="002d995b"/>
    </style:style>
    <style:style style:name="T18" style:family="text">
      <style:text-properties officeooo:rsid="002f3517"/>
    </style:style>
    <style:style style:name="T19" style:family="text">
      <style:text-properties officeooo:rsid="00311dff"/>
    </style:style>
    <style:style style:name="T20" style:family="text">
      <style:text-properties officeooo:rsid="0032140e"/>
    </style:style>
    <style:style style:name="T21" style:family="text">
      <style:text-properties officeooo:rsid="0033031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Specjalizacje</text:h>
      <text:p text:style-name="P1"><text:span text:style-name="T1">Specjalizacja czyni postać wyjątkową. Specjalizacje postaci w grupie nie powinny się powtarzać. Specjalizacja daje postaci korzyści podczas tworzenia postaci i z każdym następnym poziomem. Jest to czasownik w zdaniu “Jestem </text:span><text:span text:style-name="T3">przymiotnikiem rzeczownikiem</text:span><text:span text:style-name="T1"> który </text:span><text:span text:style-name="T3">czasownikuje</text:span><text:span text:style-name="T1">”.</text:span></text:p>
      <text:p text:style-name="P2">Ten rozdział zawiera około 100 przykładowych specjalizacji, takich jak Nosi Halo Ognia, Wolałby Czytać i Pilotuje Statki Kosmiczne. Te specjalizacje mogą być wybrane i użyte przez gracza, lub przez MG, który dodaje je do listy dostępnych specjalizacji dla swoich graczy w następnej kampanii. </text:p>
      <text:p text:style-name="P3">Dodatkowo, dalsza część rozdziału zapewnia narzędzia dla MG, który chciałby stworzyć swoją własną specjalizację, tak, by pasowała do wymogów danej gry lub kampanii.</text:p>
      <text:p text:style-name="P3">WYBIERANIE SPECJALIZACJI</text:p>
      <text:p text:style-name="P3">Nie wszystkie specjalizacje pasują do każdej konwencji. Rozdział Konwencja zapewnia porady i pomoc, ale tutaj pójdą pewne uogólnienia. Oczywiście, MG może zezwolić na każdą specjalizację w sowim settingu. Specjalizacje są ważną jego częścią, gdyż np.: obecność na liście dozwolonych specjalizacji Włada Mocami Mentlanymi oznacza, że w tym świecie istnieją moce psioniczne, a Wyje do Księżyca oznacza istnienie w nim likantropów, a Pilotuje Statki Kosmiczne sprawia, że w settingu, no cóż, istnieją statki kosmiczne. </text:p>
      <text:p text:style-name="P3">Kedy wybiera się specjalizację dla postaci, otrzymuje ona specjalne połączenie z jedną lub więcej innych postaci graczy, zdolność pierwszego poziomu i być może dodatkowy ekwipunek, niezbędny, by korzystać z mocy zapewnianych przez specjalizację, lub który dobrze z nią współgra. Dla przykładu, postać będąca rzemieślnikiem może potrzebować wielu narzędzi. Postać, która ciągle płonie, potrzebuje ubrań odpornych na ogień. Postać rysująca magiczne runy może potrzebować pędzelka i farm. Postać zabijająca potwory mieczem potrzebuje miecza. I tak dalej. Jednakże, wiele specjalizacji nie wymaga dodatkowego ekwipunku. Każda specjalizacja oferuje także jedne lub dwie sugestie na Wtrącenia MG z listą możliwych konsekwencji naprawdę dobrych i złych rzutów kością. <text:s text:c="2"/></text:p>
      <text:p text:style-name="P4">Parę specjalizacji w tym rozdziale zapewnia “zamianę z typem”, która pozwala zamienić zdolność typu na zdolno<text:span text:style-name="T9">ś</text:span>ć specjalizacji. Gracz nie musi poczynić tej zamiany, ale ma taką możliwość. Dla przykładu, specjalizacja Kocha Pustkę zapewnia opcję zyskania zdolności <text:s/><text:span text:style-name="T6">Mam Kombinezon Kosmiczny, Będę Podróżnikiem </text:span><text:span text:style-name="T5">zamiast zdolności typu.</text:span></text:p>
      <text:p text:style-name="P5">W miarę, jak postać zyskuje nowe poziomy, specjalizacja daje więcej zdolności. Każdy poziom jest zazwyczaj oznaczony jako Akcja lub Umożliwienie, czyni inne akcje lepszymi lub zapewnia jakieś inne korzyści, ale nie akcję. Zdolność, która pozwala bohaterowi razić wrogów laserami jest Akcją. Zdolność, która daje więcej dodatkowych obrażeń, kiedy się wykonuje akcję, jest Umożliwieniem. Umożliwienie jest wykorzystywane w tej samej turze co inna akcja, i często jest częścią innej akcji. Korzyści każdego poziomu są niezależne i kumulują siez korzyściami z innych pozimów (chyba, że zaznaczono inaczej). Tak więc jeśli zdolność pierwszego poziomu daje +1 do Pancerza, a zdolność czwartego poziomu także daje +1 do Pancerza, to postać na czwartym poziomie ma w sumie pancerz na +2.</text:p>
      <text:p text:style-name="P5">Na poziomach trzecim i szóstym, postać może wybrać zdolność z dwóch opcji.</text:p>
      <text:p text:style-name="P5"><text:soft-page-break/>Możesz także wybrać, czy chcesz rozwinąć historie będącą opisem danej specjalizacji (choć nie jest to wymagane).</text:p>
      <text:p text:style-name="P5">POŁĄCZENIA Z INNYMI BG</text:p>
      <text:p text:style-name="P6">Wybierz połączenie, które pasuje do specjalności. Jeśli jesteś MG wybierającym (lub tworzącym) jeden lub kilka specjalizacji dla swoich postaci, wybierz do 4 z poniższych połączeń.</text:p>
      <text:list xml:id="list2828431060" text:style-name="L1">
        <text:list-item>
          <text:p text:style-name="P32">Wybierz innego BG. Z nieznanych Tobie powodów, ta postać jest kompletnie odporna na Twoje zdolności specjalizacji, niezależnie od tego, czy pragniesz mu nimi pomóc, czy zagrozić.</text:p>
        </text:list-item>
        <text:list-item>
          <text:p text:style-name="P32">Wybierz innego BG. Wiedziałeś o jego istnieniu przez lata, ale nie sądziłeś, że on Ciebie znał.</text:p>
        </text:list-item>
        <text:list-item>
          <text:p text:style-name="P32">Wybierz innego BG. Zawsze chcesz mu zaimponować, ale sam nie wiesz czemu.</text:p>
        </text:list-item>
        <text:list-item>
          <text:p text:style-name="P32">Wybierz innego BG. Ta postać ma nawyk, który Cię wkurza, ale poza tym jesteś pod wrażeniem jej zdolności.</text:p>
        </text:list-item>
        <text:list-item>
          <text:p text:style-name="P32">Wybierz innego BG. Ta postać posiada potencjał w okiełznaniu Twojego stylu walki, paradygmatu lub innej zdolności zapewnianej przez Twoją specjalizację. Chciałbyś ją potrenować, ale jesteś dobrze przygotowany do nauczania (być może) a ona może nie być zainteresowana (znowu: być może).</text:p>
        </text:list-item>
        <text:list-item>
          <text:p text:style-name="P32">Wybierz innego BG. Jeśli znajduje się on w <text:span text:style-name="T10">bliski zasięgu kiedy walczysz, czasami zapewnia on atut, a czasami utrudnia Twój test na atak (szansa 50% na jedno lub drugie, rzucane raz na walkę).</text:span></text:p>
        </text:list-item>
        <text:list-item>
          <text:p text:style-name="P33">Wybierz innego BG. <text:span text:style-name="T10">Kiedyś ocaliłeś mu życie i teraz ma dług wdzięczności. Nie jesteś z tego jakoś bardzo zachwycony – zrobiłeś, co należało zrobić i tyle.</text:span></text:p>
        </text:list-item>
        <text:list-item>
          <text:p text:style-name="P34">Wybierz innego BG. Ta postać ostatnio Cię wyśmiała, co naprawdę Cię zraniło. Jak zamierzasz sobie z tym poradzić (jeśli w ogóle) zależy od Ciebie.</text:p>
        </text:list-item>
        <text:list-item>
          <text:p text:style-name="P35">Wybierz innego BG. Ta postać wie, że cierpiałeś z powodu robotów w przeszłości. To, czy nienawidzisz robotów, zależy od Ciebie, co może wpłynąć na Twoją relację z tym BG, jeśli jest on przyjacielem robotów lub posiada robotyczne protezy.</text:p>
        </text:list-item>
        <text:list-item>
          <text:p text:style-name="P35">Wybierz innego BG. Ta postać pochodzi z tego samego miejsca co ty i znaliście się jako dzieci. </text:p>
        </text:list-item>
        <text:list-item>
          <text:p text:style-name="P35">Wybierz innego BG. W przeszłości, nauczył on Cię paru trików dy wykorzystania w walce.</text:p>
        </text:list-item>
        <text:list-item>
          <text:p text:style-name="P35">Wybierz innego BG. Ta postać nie pochwala Twoich metod.</text:p>
        </text:list-item>
        <text:list-item>
          <text:p text:style-name="P35">Wybierz innego BG. Dawno temu, byliście po przeciwnych stronach barykady w starciu. Wygrałeś, choć w jego oczach “oszukiwałeś” (ale z Twojej perspektywy wszystko jest ok). Może on chcieć ponownego starcia, choć to zależy od niego.</text:p>
        </text:list-item>
        <text:list-item>
          <text:p text:style-name="P35">Wybierz innego BG. <text:span text:style-name="T11">Zawsze próbujesz zachwycić tą postać swoimi umiejętnociami, sprytem, wyglądem lub odwagą. Może jest ona Twoim rywalem, może pragniesz jej szacunku, a może jest ona Twoim obiektem westchnień.</text:span></text:p>
        </text:list-item>
        <text:list-item>
          <text:p text:style-name="P36"><text:soft-page-break/>Wybierz innego BG. Boisz się, że jest on zazdrosny o Twoje zdolności i martwisz się, że może to doprowadzić do problemów. </text:p>
        </text:list-item>
        <text:list-item>
          <text:p text:style-name="P36">Wybierz innego BG. Przypadkowo został złapany w pułapkę, którą założyłeś i musiał się wydostać z niej o własnych siłach.</text:p>
        </text:list-item>
        <text:list-item>
          <text:p text:style-name="P36">Wybierz innego BG. Kiedyś zostałeś zatrudniony, by wyśledzić kogoś, kto był blisko tej postaci.</text:p>
        </text:list-item>
        <text:list-item>
          <text:p text:style-name="P36">Wybierz dwóch BG (najlepiej takich, którzy mogą znaleźć się na trajektorii Twoich ataków). Kiedy nie trafiasz atakiem i MG decyduje, że atak uderzył w kogoś innego niż w Twój cel, trafia on w jedną tych dwóch postaci.</text:p>
        </text:list-item>
        <text:list-item>
          <text:p text:style-name="P36">Wybierz jednego BG. Nie jesteś pewien jak ani skąd, ale ta postać posiada butelki rzadkiego alkoholu i może go dla Ciebie sprowadzić za pół ceny.</text:p>
        </text:list-item>
        <text:list-item>
          <text:p text:style-name="P36">Wybierz jednego BG. Ostatnio straciłeś posiadany przedmiot i przekonałeś samego siebie, że to ten BG go skradł. Czy tak jest w istocie zależy od niego.</text:p>
        </text:list-item>
        <text:list-item>
          <text:p text:style-name="P37">Wybierz jednego BG. On zawsze zdaje się wiedzieć, gdzie jesteś, lub przynajmniej w którym kierunku się znajdujesz w relacji do niego.</text:p>
        </text:list-item>
        <text:list-item>
          <text:p text:style-name="P37">Wybierz jednego BG. Patrzenie jak używasz swoich zdolności specjalizacyjnych wydaje się budzić w nim nieprzyjemne wspomnienia. To wspomnienie leży w gestii tego BG, choć może on nie być w stanie przywołać je na poziomie świadomości.</text:p>
        </text:list-item>
        <text:list-item>
          <text:p text:style-name="P37">Wybierz jednego BG. Coś sprawia, że jego obecność przeszkadza w Twoich zdolnościach. Kiedy stoi on obok Ciebie, Twoje zdolności specjalizacyjne kosztują 1 dodatkowy punkt więcej.</text:p>
        </text:list-item>
        <text:list-item>
          <text:p text:style-name="P37">Wybierz jednego BG. Coś sprawia, że uzupełnia on Twoje zdolności. Kiedy stoi on obok Ciebie, pierwsza zdolność specjalizacji, z której korzystasz w ciągu danej doby, kosztuje 2 punkty mniej.</text:p>
        </text:list-item>
        <text:list-item>
          <text:p text:style-name="P37">Wybierz jednego BG. Znasz tą postać już jakiś czas, i pomogła ona C<text:span text:style-name="T12">i</text:span> zyskać kontrolę nad Twoimi zdolnościami specjalizacyjnymi.</text:p>
        </text:list-item>
        <text:list-item>
          <text:p text:style-name="P37"><text:s/><text:span text:style-name="T12">Wybierz jednego BG. Kiedyś w przeszłości tej postaci, miała ona dewastujące doświadczenie, kiedy próbowała zrobić coś, co Tobie przychodzi łatwo sdzięki Twojej specjalizacji. To od niej zależy, czy powiedziała Ci o tym.</text:span></text:p>
        </text:list-item>
        <text:list-item>
          <text:p text:style-name="P38">Wybierz jednego BG. Jego okazjonalna niezdarność i głośne zachowania irytują Cię.</text:p>
        </text:list-item>
        <text:list-item>
          <text:p text:style-name="P38">Wybierz jednego BG. W niedalekiej przeszłości, gdy trenowaliście, przypadkowo trafiłeś go swoim atakiem, poważnie go raniąc. To od niego zależy, czy żywi urazę, czy też może wybaczył tobie.</text:p>
        </text:list-item>
        <text:list-item>
          <text:p text:style-name="P38">Wybierz jednego BG. Wisi Ci on dużą sumę pieniędzy.</text:p>
        </text:list-item>
        <text:list-item>
          <text:p text:style-name="P38">Wybierz jednego BG. W niedalekiej przeszłości, kiedy uciekaliście od jakiegoś zagrożenia, przypadkowo zostawiłeś tą postać z tyłu, by dała sobie radę sama. Przetrwała ona, ale ledwie. Od gracza tamtego BG zależy, czy jego postać dalej jest zła, czy może wybaczyła Tobie.</text:p>
        </text:list-item>
        <text:list-item>
          <text:p text:style-name="P38"><text:soft-page-break/>Wybierz jednego BG. Niedawno, przypadkowo (lub celowo) sprawił on, że znalazłeś się w niebezpieczeństwie. Wszystko z Tobą teraz w porządku, ale masz się na baczności w jego obecności.</text:p>
        </text:list-item>
        <text:list-item>
          <text:p text:style-name="P39">Wybierz jednego BG. Z Twojego punktu widzenia, wydaje się on nerwowy w związku z pewną ideą, osobą lub sytuacją. Chciałbyś nauczyć go jak być bardziej wyluzowanym (jeśli tylko Ci na to pozwoli).</text:p>
        </text:list-item>
        <text:list-item>
          <text:p text:style-name="P39">Wybierz jednego BG. Kiedyś nazwał Cię on tchórzem.</text:p>
        </text:list-item>
        <text:list-item>
          <text:p text:style-name="P39">Wybierz jednego BG. Ta postać zawsze rozpoznaje Cię i Twoje ślady, nawet kiedy jesteś w przebraniu lub uciekłeś z danego miejsca dawno temu.</text:p>
        </text:list-item>
        <text:list-item>
          <text:p text:style-name="P39">Wybierz jednego BG. Niechcący spowodowałeś wypadek, który sprawił, że zapadł on w sen tak głęboki, że nie obudził się przez trzy dni. To, czy Ci wybaczył, czy też nie, zależy od niego.</text:p>
        </text:list-item>
        <text:list-item>
          <text:p text:style-name="P39">Wybierz jednego BG. Jesteś przekonany, że jesteście w jakiś sposób spokrewnieni.</text:p>
        </text:list-item>
        <text:list-item>
          <text:p text:style-name="P39">Wybierz jednego BG. Przypadkowo dowiedziałeś się czegoś, co on próbuje utrzymać w tajemnicy. </text:p>
        </text:list-item>
        <text:list-item>
          <text:p text:style-name="P39">Wybierz jednego BG. Jest on szczególnie wrażliwy na co bardziej widocznie zdolności Twojej specjalizacji, i czasami doznaje szoku trwającego parę rund, co utrudnia jego akcje. </text:p>
        </text:list-item>
        <text:list-item>
          <text:p text:style-name="P39">Wybierz jednego BG. Najwyraźniej posiada on cenny przedmiot, który kiedyś był Twój, a który przegrałeś w grach hazardowych lata temu.</text:p>
        </text:list-item>
        <text:list-item>
          <text:p text:style-name="P39">Wybierz jednego BG. Gdyby nie Ty, ta postać oblałaby w przeszłości test zdolności umysłowych.</text:p>
        </text:list-item>
        <text:list-item>
          <text:p text:style-name="P39">Wybierz jednego BG. Bazując na paru komentarzach, które podsłuchałeś, podejrzewasz, że nie darzy on Twojej strefy kompetencji lub ulubionego hobby wielką estymą. </text:p>
        </text:list-item>
        <text:list-item>
          <text:p text:style-name="P40">Wybierz jednego BG, którego specjalizacja jest powiązana z Twoją. Połączenie wpływa na nie w pewien sposób. Dla przykładu, jeśli postać korzysta z broni, Twoja zdolność specjalizacyjna czasami ulepsza ten atak w pewien sposób.</text:p>
        </text:list-item>
        <text:list-item>
          <text:p text:style-name="P40">Wybierz jednego BG. Panicznie boi się on wysokości. Chciałbyś nauczyć go, jak być bardziej wyluzowanym na wysokościach. To od niego zależy decyzja, czy się zgodzi zaakceptować Twoją pomoc.</text:p>
        </text:list-item>
        <text:list-item>
          <text:p text:style-name="P40">Wybierz jednego BG. <text:span text:style-name="T13">Jest on skeptyczny odnośnie Twoich twierdzeń o czymś ważnym, co się przytrafiło Tobie w przeszłości. Może on nawet chcieć cię zdyskredytować lub odkryć “tajemnicę” Twojej historii, choć to zależy od niego.</text:span></text:p>
        </text:list-item>
        <text:list-item>
          <text:p text:style-name="P41">Wybierz jednego BG. Ma on talent do dostrzegania, gdzie Twoje plany mają słabe punkty.</text:p>
        </text:list-item>
        <text:list-item>
          <text:p text:style-name="P41">Wybierz jednego BG. Twarz tej postaci jest tak intrygująca z powodów, których nie rozumiesz, że czasami ją szkicujesz w piasku lub innym medium, do którego masz dostęp.</text:p>
        </text:list-item>
        <text:list-item>
          <text:p text:style-name="P41">Wybierz jednego BG. Ta postać ma dodatkowy zwykły przedmiot od Ciebie – może to być coś, co zrobiłeś lub po prostu coś, co jej ofiarowałeś. (Dany gracz wybiera przedmiot.)</text:p>
        </text:list-item>
        <text:list-item>
          <text:p text:style-name="P41"><text:soft-page-break/>Wybierz jednego BG. Wynajął on Cię, byś wykonał dla niego pewną robotę. Otrzymałeś zapłatę, ale jeszcze nie wykonałeś tej pracy.</text:p>
        </text:list-item>
        <text:list-item>
          <text:p text:style-name="P41">Wybierz jednego BG. Pracowaliście razem kiedyś, i skończyło się to źle.</text:p>
        </text:list-item>
        <text:list-item>
          <text:p text:style-name="P41">Wybierz jednego BG. Kiedy stoi on obok Ciebie i poświęca swoją akcję na skoncentrowanie się, by ci pomóc, <text:s/>jedna z Twoich zdolności specjalizacji ma podwojony zasięg.</text:p>
        </text:list-item>
      </text:list>
      <text:p text:style-name="P7">O SPECJALIZACJI</text:p>
      <text:p text:style-name="P7">Specjalizacje w tej książce celowo mają opis w ledwie kilku zdaniach, by można było je zastosować w wielu konwencjach. Zdanie lub dwa podsumowuje każdy z nich. Po wyborze przez Ciebie specjalizacji, masz opcję rozszerzenia jej opisu, tak, by pasowała do settingu lub postaci.</text:p>
      <text:p text:style-name="P7">Dla przykładu, jeśli wybierasz Działa pod Przykrywką, opis tej specjalizacji to “Udając kogoś innego, poszukujesz odpowiedzi, których potężni tego świata nie chcą wyjawić”. Jeśli wybierasz Tworzy Dziwną Naukę, opis brzmi “Twoje nadnaturalne wejrzenie i zdolności tworzą z Ciebie naukowca zdolnego tworzyć cuda”. Te opisy zapewniają czego potrzebujesz, by korzystać z Specjalności.</text:p>
      <text:p text:style-name="P7">Jednakże, jeśli sobie życzysz (i <text:span text:style-name="T2">tylko</text:span>, jeśli sobie życzysz – nie ma takiego obowiązku) możesz dodać więcej do tych opisów w sposób, który pasuje do Twojej gry. Dla przykładu, jeśli wybierasz Działa pod Przykrywką i Tworzy Dziwną Naukę dla sesji wspólzesnej, takiej jak horror, urban fantasy, sesja szpiegowska lub coś podobnego, możesz rozbudować opisy, jak pokazano w poniższych przykładach.</text:p>
      <text:p text:style-name="P7">Działa pod Przykrywką: Szpiegostwo nie jest czymś, o czym masz jakąkolwiek wiedzę. Przynajmniej chcesz, by wszyscy wokół w to wierzyli, ponieważ naprawdę, zostałeś wytrenowany jako szpieg lub tajny agent. Możesz pracować dla rządu lub dla siebie. Możesz być funkcjonariuszem policji lub przestępcą. Możesz nawet być dziennikarzem śledczym.</text:p>
      <text:p text:style-name="P11"><text:span text:style-name="T5">Niezależnie od okoliczności, pozyskujesz informacje, które inni chcieliby zachować w tajemnicy. </text:span><text:span text:style-name="T7">Zbierasz szeptane plotki, historie i dowody, i wykorzystujesz tę wiedzę w swoich własnych misjach oraz, jeśli to stosowne, zapewniasz swoim mocodawcom informacje, których pożądają. Alternatywnie, możesz sprzedać wiedzę, którą pozyskałeś, tym, którzy płacą najwięcej.</text:span></text:p>
      <text:p text:style-name="P8">Najpewniej nosisz ciemne kolory – czarny, szarości lub ciemny błękit – by pomóc Ci wmieszać się w cienie, chyba, że przebrałeś się akurat za kogoś innego.</text:p>
      <text:p text:style-name="P12"><text:span text:style-name="T5">Tworzy Dziwną Naukę: Możesz być szanowanym naukowcem, publikującym w naukowych czasopismach. Lub możesz być uznawany za szaleńca przez innych, podążając za dziwnymi teoriami, którzy inni uznają za niedostatecznie dowiedzione. Prawdę jest jednak, że masz szczególny dar do przesuwania granic tego, co możliwe. </text:span><text:span text:style-name="T8">Możesz pozyskać nową perspektywę i odblokować dziwne zjawiska dzięki swoim eksperymentom. Tam, gdzie inni widzą masę bzdur, Ty przeczesujesz teorie spiskowe dla olśnienia. Możesz robić swoje badania jako badacz rządowy, uniwersytecki, naukowiec korporacyjny, lub z wnętrza swojego własnego garażu. Zawsze jednak przesuwasz granice tego, co możliwe. </text:span></text:p>
      <text:p text:style-name="P9">Najpewniej dbasz o swoją pracę bardziej niż o trywialności pokroju własnego wyglądu, miłe zachowanie, lub społeczne normy, jednakże, ekscentryk Twojego pokroju nawet tutaj może się wyłamywać stereotypom. </text:p>
      <text:p text:style-name="P9"><text:soft-page-break/>Jeśli chcesz pój<text:span text:style-name="T14">ś</text:span>ć dalej, możesz także określić skąd zdolności Twojej specjalizacji siebiorą. W zależności od konwencji, mogą ona brać się z treningu, magicznych run, poprzez zdolności cybernetyczne, dziedzictwo genetyczne lub ponieważ masz dostęp do zaawansowanej technologii. Dla przykładu, postać może być w stanie atakować błyskawicami ponieważ dostała się pod wpływ dziwnego promieniowania lub ponieważ posiada blaster elektryczny. Z drugiej strony, może tak siędziać, ponieważ intensywny trening odblokował dla niej dostęp do magii błyskawic. Mozliwości są prawie nieskończone, i od Ciebie zależy, czy je wylistujesz, czy też nie. <text:s/>Niezaleznie od tego, jak zdolności zostały pozyskane, wystarczy, że działają.</text:p>
      <text:p text:style-name="P9">SPECJALIZACJE</text:p>
      <text:p text:style-name="P10">Pełen opis wszystkich zdolności można znaleźć w odpowiednim rozdziale, który ma opisy typów, posmaków i zdolności w jednym bogatym katalogu.</text:p>
      <text:p text:style-name="P15">Absorbuje Energię</text:p>
      <text:p text:style-name="P13">Władasz energią i zamieniasz jąna inne jej rodzaje.</text:p>
      <text:p text:style-name="P13">Poziom 1: Absorpcja Energii Kinetycznej</text:p>
      <text:p text:style-name="P13">Poziom 1: Wyzwolenie Energii</text:p>
      <text:p text:style-name="P13">Poziom 2: Zasilenie Przedmiotu</text:p>
      <text:p text:style-name="P13">Poziom 3: absorpcja Czystej Energii lub Ulepszona Absorpcja Energii Kinetycznej</text:p>
      <text:p text:style-name="P13">Poziom 4: Przeładowanie Energii</text:p>
      <text:p text:style-name="P13">Poziom 5: Zasilenie Istoty</text:p>
      <text:p text:style-name="P13">Poziom 6: Zasilenie Tłumu lub Przeładowanie Urządzenia</text:p>
      <text:p text:style-name="P13">Wtrącenie MG: Energia wyładowuje się w destruktywny sposób. Pewni drapieżcy żywią się czystą energią. Przypadkowy przedmiot zostaje wyssany z energii.</text:p>
      <text:p text:style-name="P14">Bada Ciemne Miejsca</text:p>
      <text:p text:style-name="Text_20_body">Jesteś archetypowym łowcą skarbów i znalazcą zgubionych rzeczy.</text:p>
      <text:p text:style-name="Text_20_body">Poziom 1: Wspaniały Odkrywca</text:p>
      <text:p text:style-name="Text_20_body">Poziom 2: Wspaniały Infiltrator</text:p>
      <text:p text:style-name="Text_20_body">Poziom 3: Dostosowanie Oczu</text:p>
      <text:p text:style-name="Text_20_body">Poziom 3: Nocne Uderzenie lub <text:span text:style-name="T15">Ś</text:span>liski Klient</text:p>
      <text:p text:style-name="Text_20_body">Poziom 4: Ciężko Zapracowana Odporność</text:p>
      <text:p text:style-name="Text_20_body">Poziom 5: Eksplolator Ciemności</text:p>
      <text:p text:style-name="Text_20_body">Poziom 6: Oślepiający Atak lub W Objęciach Mroku</text:p>
      <text:p text:style-name="Text_20_body">Wtrącenia MG: Przedmioty wypadają Ci z kieszeni lub torby w mroku, mapy Ci się gubią, pozyskane informacje nie zawierają istotnego szczegółu. <text:s/></text:p>
      <text:p text:style-name="P16">Buduje Roboty</text:p>
      <text:p text:style-name="P25">Twoje robotyczne twory robią to, czego od nich zażądasz. </text:p>
      <text:p text:style-name="P17"><text:soft-page-break/>(Słowo “robot” użyte w tej specializacji jest używane, nawet jeśli roboty tworzone przed Ciebie mogą być odmienne od tych tworzonych przez kogoś innego, w zależności on konwencji. Roboty steampunkowe, organiczne lub nawet magiczne golemy – do tego wszystkiego odnosi się tutja słowo “robot”.)</text:p>
      <text:p text:style-name="P17">Poziom 1: Robot-Asystent</text:p>
      <text:p text:style-name="P17">Poziom 1: Twórco Robotów</text:p>
      <text:p text:style-name="P17">Poziom 2: Kontrola Robotów</text:p>
      <text:p text:style-name="P17">Poziom 3: Kompan-Ekspert lub Umiejętna Obrona</text:p>
      <text:p text:style-name="P17">Poziom 4: Unowocześnienie Robota</text:p>
      <text:p text:style-name="P17">Poziom 5: Armia Robotów</text:p>
      <text:p text:style-name="P17">Poziom 6: Robotyczna Ewolucja lub Unowocześnienie Robota</text:p>
      <text:p text:style-name="P17">Wtrącenie MG: Robot zostaje zhackowany, działa randomowo lub niespodziewanie wybucha.</text:p>
      <text:p text:style-name="P14">Chroni Słabszych</text:p>
      <text:p text:style-name="P20">Pomagasz słabszym, pragnącym pomocy i bezsilnym.</text:p>
      <text:p text:style-name="P18"><text:span text:style-name="T16">Poziom</text:span> 1: <text:span text:style-name="T16">Odwaga</text:span></text:p>
      <text:p text:style-name="P19"><text:span text:style-name="T16">Poziom</text:span> 1: <text:span text:style-name="T16">Tarcza Obronna</text:span></text:p>
      <text:p text:style-name="P19"><text:span text:style-name="T16">Poziom</text:span> 2: <text:span text:style-name="T17">Wierny Obrońca</text:span></text:p>
      <text:p text:style-name="P19"><text:span text:style-name="T16">Poziom</text:span> 2: <text:span text:style-name="T17">Empatia</text:span></text:p>
      <text:p text:style-name="P19"><text:span text:style-name="T16">Poziom</text:span> 3: <text:span text:style-name="T17">Podwójni Bronieni lub Prawdziwy Strażnik</text:span></text:p>
      <text:p text:style-name="P19"><text:span text:style-name="T16">Poziom</text:span> 4: <text:span text:style-name="T17">Wyzwanie Bojowe</text:span></text:p>
      <text:p text:style-name="P19"><text:span text:style-name="T16">Poziom</text:span> 5: <text:span text:style-name="T17">Chętna Ofiara</text:span></text:p>
      <text:p text:style-name="P19"><text:span text:style-name="T16">Poziom</text:span> 6: Res<text:span text:style-name="T17">uscytacja lub Prawdziwy Obrońca</text:span></text:p>
      <text:p text:style-name="P21">Wtrącenie MG: Postać skupiona na ochronie innych może czasami wystawić samą siebie do ataku.</text:p>
      <text:p text:style-name="P14">Chroni Wrota</text:p>
      <text:p text:style-name="P22">Każdy chce mieć Ciebie po swojej stronie w walce, ponieważ nic Cię nie omija.</text:p>
      <text:p text:style-name="P22">Poziom 1: Ufortyfikowana Pozycja</text:p>
      <text:p text:style-name="P22">Poziom 1: Do Mnie!</text:p>
      <text:p text:style-name="P22">Poziom 2: Moc i Umysł</text:p>
      <text:p text:style-name="P22">Poziom 3: Budujący Umocnienia lub Odbicie Ataków</text:p>
      <text:p text:style-name="P22">Poziom 4: Większa Ulepszona Moc</text:p>
      <text:p text:style-name="P22">Poziom 5: Pole Wzmacniające</text:p>
      <text:p text:style-name="P22">Poziom 6: Generacja Pola Siłowego lub Atak Oszałamiający</text:p>
      <text:p text:style-name="P23">Wtrącenie MG: Strategicznie ważna struktura się zapada. Wróg atakuje z niespodziewanej strony.</text:p>
      <text:p text:style-name="P14"><text:soft-page-break/>Dotyka Nieba</text:p>
      <text:p text:style-name="P22">Kontrolujesz pogodę.</text:p>
      <text:p text:style-name="P22">Poziom 1: Unoszenie się</text:p>
      <text:p text:style-name="P22">Poziom 2: <text:span text:style-name="T18">Zbroja Wiatru</text:span></text:p>
      <text:p text:style-name="P22">Poziom 3: <text:span text:style-name="T18">Promienie Mocy lub</text:span> <text:span text:style-name="T18">Przywołanie Burzy</text:span></text:p>
      <text:p text:style-name="P22">Poziom 4: <text:span text:style-name="T18">Jeździec Wiatru</text:span></text:p>
      <text:p text:style-name="P22">Poziom 5: <text:span text:style-name="T18">Emisja Zimna</text:span></text:p>
      <text:p text:style-name="P22">Poziom 6: <text:span text:style-name="T18">Kontrola Pogody lub</text:span> <text:span text:style-name="T18">Rydwan Wiatru</text:span></text:p>
      <text:p text:style-name="P24">Wtrącenie MG: Sojusznik jest przypadkowo trafiony przez błyskawicę. Niespodziewane uziemienie zadaje obrażenia. Pogoda jest zmieniona w niewłaściwy sposób i burza wyrywa się spod kontroli. </text:p>
      <text:p text:style-name="P14">Działa pod Przykrywką</text:p>
      <text:p text:style-name="P26">Pod przebraniem kogoś innego, szukasz odpowiedzi, które potężni tego świata pragną zachować dla siebie. </text:p>
      <text:p text:style-name="P27">(Ktoś kto Działa pod Przykrywką może mieć zestaw do przebierania się jako dodatkowy ekwipunek).</text:p>
      <text:p text:style-name="P27">Tier 1: Śledztwo</text:p>
      <text:p text:style-name="P27">Tier 2: Przebranie</text:p>
      <text:p text:style-name="P27">Tier 3: Agent-Prowokator lub Bieg i Walka</text:p>
      <text:p text:style-name="P27">Tier 4: Niezłe Oszustwo</text:p>
      <text:p text:style-name="P27">Tier 5: Korzystanie z Dostępnych Opcji</text:p>
      <text:p text:style-name="P27">Tier 6: Zaufaj Swemu Szcześciu lub Śmiertelny Cios</text:p>
      <text:p text:style-name="P27">Wtrącenie MG: Pech może zepsuć najlepszy plan. Przebrenie zawodzi. Sprzymierzeńcy okazują się również być agentami.</text:p>
      <text:p text:style-name="P14">Dzierży Dwie Bronie Naraz</text:p>
      <text:p text:style-name="P27">Dzierżysz stal w obydwu rękach, gotowy stanąć naprzeciwko każdego wroga. </text:p>
      <text:p text:style-name="P27">Tier 1: Podwójne Władanie Lekkimi Broniami </text:p>
      <text:p text:style-name="P27">Tier 2: Podwójny Cios</text:p>
      <text:p text:style-name="P27">Tier 2: Infiltrator</text:p>
      <text:p text:style-name="P27">Tier 3: Podwójne Władanie Średnią Bronią lub Precyzyjne Cięcie</text:p>
      <text:p text:style-name="P27">Tier 4: Podwójna Obrona</text:p>
      <text:p text:style-name="P27">Tier 5: Podwójne Rozproszenie Uwagi</text:p>
      <text:p text:style-name="P27">Tier 6: Rozbrojenie lub Wielokrotny Atak</text:p>
      <text:p text:style-name="P27">Wtrącenie MG: Ostrze łamie się w połowie lub broń wypada z dłoni swego nosiciela. </text:p>
      <text:p text:style-name="P14"><text:soft-page-break/>Dzierży Magiczną Broń</text:p>
      <text:p text:style-name="P28">Posiadasz broń o dziwnych właściwościach i Twoja wiedza o jej mocy pozwoliła Ci stworzyć unikalny styl walki.</text:p>
      <text:p text:style-name="P28">Tier 1: Zaczarowana Broń</text:p>
      <text:p text:style-name="P28">Tier 1: Wrodzona Moc</text:p>
      <text:p text:style-name="P28">Tier 1: Naładowanie Broni</text:p>
      <text:p text:style-name="P28">Tier 2: Uderzenie Mocy</text:p>
      <text:p text:style-name="P28">Tier 3: Szybki Atak lub Rzut Zaczarowaną Bronią</text:p>
      <text:p text:style-name="P28">Tier 4: Broń Defensywna</text:p>
      <text:p text:style-name="P28">Tier 5: Zaczarowany Ruch</text:p>
      <text:p text:style-name="P28">Tier 6: Smiertelny Cios lub Wielokrotny Atak</text:p>
      <text:p text:style-name="P28">Wtrącenie MG: Broń się psuje lub zostaje upuszczona. Postać traci połąćzenie ze swoją bronią aż do czasu, gdy wykorzysta swoj akcję, by odnowić połączenie. Energia broni rozładowuje się w niespodziewany sposób. </text:p>
      <text:p text:style-name="P14">Fruwa Szybciej Niż Pocisk</text:p>
      <text:p text:style-name="P28">Możesz latać i jesteś supersilny, ciężki w uszkodzeniu, a także szybki. Czy jest coś, czego nie możesz zrobić?</text:p>
      <text:p text:style-name="P28">Tier 1: Unoszenie się</text:p>
      <text:p text:style-name="P28">Tier 2: Większy Ulepszony Potencjał</text:p>
      <text:p text:style-name="P28">Tier 3: Ukryta Siła lub Rentgen w Oczach</text:p>
      <text:p text:style-name="P28">Tier 4: W Mgnieniu Oka</text:p>
      <text:p text:style-name="P28">Tier 4: Rozpęd</text:p>
      <text:p text:style-name="P28">Tier 5: Jeszcze Żywy</text:p>
      <text:p text:style-name="P28">Tier 6: palące światło lub Zignorowanie Przeszkody</text:p>
      <text:p text:style-name="P28">Wtrącenie MG: Nemezis Cię odnajduje. Odnaleziono dziwny materiał, któy niweluje moce postacu. </text:p>
      <text:p text:style-name="P14">Gra w Zbyt Wiele Gier</text:p>
      <text:p text:style-name="P28">Lekcje, refleks i strategie, których się nauczyłeś, grając w zbyt wiele gier, mają zastosowanie w prawdziwym życiu, gdzie ludzie, którzy nie grają dostatecznie dużo muszą się szczególnie męczyć. </text:p>
      <text:p text:style-name="P28">Tier 1: <text:span text:style-name="T19">Lekcje z Gier</text:span></text:p>
      <text:p text:style-name="P28">Tier 1: Gamer</text:p>
      <text:p text:style-name="P28">Tier 2: <text:span text:style-name="T19">Oczy Przyzwyczajone do Ciemności</text:span></text:p>
      <text:p text:style-name="P28">Tier 2: <text:span text:style-name="T19">Odporność na Sztuczki</text:span></text:p>
      <text:p text:style-name="P28">Tier 3: <text:span text:style-name="T19">Cel Snipera lub</text:span> <text:span text:style-name="T19">Ulepszone Skupienie w Szybkości</text:span></text:p>
      <text:p text:style-name="P28"><text:soft-page-break/>Tier 4: <text:span text:style-name="T19">Gierki Umysłowe</text:span></text:p>
      <text:p text:style-name="P28">Tier 4: <text:span text:style-name="T19">Ulepszony Intelekt</text:span></text:p>
      <text:p text:style-name="P28">Tier 5: <text:span text:style-name="T19">Wytrzymałość Gracza</text:span></text:p>
      <text:p text:style-name="P28">Tier 6: <text:span text:style-name="T19">Regeneracja Umysłu</text:span> <text:span text:style-name="T19">lub Bóg Gier</text:span></text:p>
      <text:p text:style-name="P29">Wtrącenie MG: Chybiony atak trafie nie ten cel. Ekwipunek siępsuje. Czasami ludzie reaguję nagatywnie na kogoś, kto przeżył większość swego życia w wyimaginowanych światach gier.</text:p>
      <text:p text:style-name="P14">Grzmi</text:p>
      <text:p text:style-name="P30">Emitujesz destruktywne dźwięki i manipulujesz nimi.</text:p>
      <text:p text:style-name="P30">Tier 1: Promień Grzmotu</text:p>
      <text:p text:style-name="P30">Tier 2: Bariera Konwersji Dźwięku</text:p>
      <text:p text:style-name="P30">Tier 3: Tłumienie Dźwięków lub Echolokacja</text:p>
      <text:p text:style-name="P30">Tier 4: Okrzyk Roztrzaskania</text:p>
      <text:p text:style-name="P30">Tier 5: Subsoniczny Hałas</text:p>
      <text:p text:style-name="P30">Tier 5: Wzmocnienie Dźwięku</text:p>
      <text:p text:style-name="P30">Tier 6: Trzęsienie Ziemi lub Śmiertelna Wibracja</text:p>
      <text:p text:style-name="P30">Wtrącenie MG: Głośne hałasy przyciągają uwagę.</text:p>
      <text:p text:style-name="P14">Ignoruje Fizyczny Dystans</text:p>
      <text:p text:style-name="P30">Możesz się teleportować w jedno miejsce z drugiego poprzez krótki pobyt w równoległym wymiarze.</text:p>
      <text:p text:style-name="P30">Tier 1: <text:span text:style-name="T20">Wymiarowy Ścisk</text:span></text:p>
      <text:p text:style-name="P30">Tier 2: <text:span text:style-name="T20">Oportunista</text:span></text:p>
      <text:p text:style-name="P30">Tier 3: <text:span text:style-name="T20">Obronna Teleportacja lub</text:span> <text:span text:style-name="T20">Skoki Teleportacyjne</text:span></text:p>
      <text:p text:style-name="P30">Tier 4: <text:span text:style-name="T20">Krótka Teleportacja</text:span></text:p>
      <text:p text:style-name="P30">Tier 5: <text:span text:style-name="T20">Średnia Teleportacja</text:span></text:p>
      <text:p text:style-name="P30">Tier 6: Teleporta<text:span text:style-name="T20">cja lub</text:span> <text:span text:style-name="T20">Rana Teleportacyjna</text:span></text:p>
      <text:p text:style-name="P31">Wtrącenie MG: Teleportacja kończy się źle, umieszczając postać w niebezpiecznym miejscu. Bezwładność (np.: wskutek spadania) trwa podczas teleportacji, raniąc postać. </text:p>
      <text:p text:style-name="P14">Infiltruje</text:p>
      <text:p text:style-name="P42">Subtelność, chytrość i ukradkowość pozwalają Ci na dostęp tam, gdzie inni nie mogą.</text:p>
      <text:p text:style-name="P42">Tier 1: Umiejętności Złodzieja</text:p>
      <text:p text:style-name="P42">Tier 1: Wyczucie Pobudek</text:p>
      <text:p text:style-name="P42">Tier 2: Impersonacja</text:p>
      <text:p text:style-name="P42">Tier 2: Ucieczka, nie Walka</text:p>
      <text:p text:style-name="P42"><text:soft-page-break/>Tier 3: Świadomość lub Umiejętny Atak</text:p>
      <text:p text:style-name="P42">Tier 4: Niewidzialność</text:p>
      <text:p text:style-name="P42">Tier 5: Unik</text:p>
      <text:p text:style-name="P42">Tier 6: Pranie Mózgu lub Odsunięcie się</text:p>
      <text:p text:style-name="P42">Wtrącenie MG: Szpiegów traktuje się okrutnie, gdy się ich złapie. Ich sprzymierzeńcy się ich wypierają. Pewnych sekretów lepiej nigdy nie poznać.</text:p>
      <text:p text:style-name="P14">Interpretuje Prawo</text:p>
      <text:p text:style-name="P42">Jest twoją rzeczą naginanie innych do swoich poglądów.</text:p>
      <text:p text:style-name="P42">Tier 1: <text:span text:style-name="T21">Dyplomata</text:span></text:p>
      <text:p text:style-name="P42">Tier 1: <text:span text:style-name="T21">Wiedza Prawnicza</text:span></text:p>
      <text:p text:style-name="P42">Tier 2: Deb<text:span text:style-name="T21">ata</text:span></text:p>
      <text:p text:style-name="P42">Tier 3: <text:span text:style-name="T21">Przydatna Pomoc lub Ulepszone Skupienie w Inteligencji</text:span></text:p>
      <text:p text:style-name="P42">Tier 4: <text:span text:style-name="T21">Przerażenie</text:span></text:p>
      <text:p text:style-name="P42">Tier 5: <text:span text:style-name="T21">Nikt nie Wie Lepiej</text:span></text:p>
      <text:p text:style-name="P42">Tier 6: <text:span text:style-name="T21">Większy Ulepszony Potencjał lub</text:span> <text:span text:style-name="T21">Prawnik-Stażysta</text:span></text:p>
      <text:p text:style-name="P44">Wtrącenie MG: Ludzie nie lubią wszystkowiedzących. Rozproszenie lub przeszkodzenie przeszkadza w argumencie prawniczym.</text:p>
      <text:p text:style-name="Text_20_body">Istnieje Częściowo Poza Fazą (Exists Partially Out of Phase)</text:p>
      <text:p text:style-name="Text_20_body">Istnieje w Dwóch Miejscach Naraz (Exists in Two Places at Once)</text:p>
      <text:p text:style-name="Text_20_body">Izoluje Umysł od Ciała (Separates Mind from Body)</text:p>
      <text:p text:style-name="Text_20_body">Jaśnieje Światłością (Blazes With Radiance)</text:p>
      <text:p text:style-name="Text_20_body">Jest Bardzo Silny (Performs Feats of Strength)</text:p>
      <text:p text:style-name="Text_20_body">Jest Idolem Milionów (Is Idolized by Millions)</text:p>
      <text:p text:style-name="Text_20_body">Jest Jasnowidzem (Sees Beyond)</text:p>
      <text:p text:style-name="Text_20_body"><text:span text:style-name="T4">J</text:span>est Jednoosobowym Bastionem (Stands Like a Bastion)</text:p>
      <text:p text:style-name="Text_20_body">Jest Mistrzem Obrony (Masters Defense)</text:p>
      <text:p text:style-name="Text_20_body">Jest Poszukiwany Przez Prawo (Is Wanted by the Law)</text:p>
      <text:p text:style-name="Text_20_body">Jest Stworzony z Kamienia (Abides in Stone)</text:p>
      <text:p text:style-name="Text_20_body">Jeździ Jak Maniak (Drives Like A Maniac)</text:p>
      <text:p text:style-name="Text_20_body">Kocha Pustkę (Loves the Void)</text:p>
      <text:p text:style-name="Text_20_body">Kontroluje Bestie (Controls Beasts)</text:p>
      <text:p text:style-name="Text_20_body">Kopiuje Supermoce (Copies Superpowers)</text:p>
      <text:p text:style-name="Text_20_body"><text:soft-page-break/>Leci na Wspaniałych Skrzydłach (Soars on Amazing Wings)</text:p>
      <text:p text:style-name="Text_20_body">Łamie Systemy (Works the System)</text:p>
      <text:p text:style-name="Text_20_body">Łączy Ciało i Stal (Fuses Flesh and Steel)</text:p>
      <text:p text:style-name="Text_20_body">Łączy Umysł i Maszynę (Fuses Mind and Machine)</text:p>
      <text:p text:style-name="Text_20_body">Ma Szlachetną Krew (Descends From Nobility)</text:p>
      <text:p text:style-name="Text_20_body">Ma Tysiac Twarzy (Has a Thousand Faces)</text:p>
      <text:p text:style-name="Text_20_body">Mistrzowsko Posługuje się Broni (Masters Weaponry)</text:p>
      <text:p text:style-name="Text_20_body">Morduje (Murders)</text:p>
      <text:p text:style-name="Text_20_body">Mówi Głosem Ziemi (Speaks for the Land)</text:p>
      <text:p text:style-name="Text_20_body">Mówi do Duchów (Shepherds Spirits)</text:p>
      <text:p text:style-name="Text_20_body">Mówi z Maszynami (Talks to Machines)</text:p>
      <text:p text:style-name="Text_20_body">Nie Potrzebuje Broni (Needs No Weapon)</text:p>
      <text:p text:style-name="Text_20_body">Nie Robi Zbyt Dużo (Doesn’t Do Much)</text:p>
      <text:p text:style-name="Text_20_body">Nigdy się nie Poddaje (Never Says Die)</text:p>
      <text:p text:style-name="Text_20_body">Nosi Egzotyczną Tarczę (Brandishes an Exotic Shield)</text:p>
      <text:p text:style-name="Text_20_body">Nosi Halo Ognia (Bears a Halo of Fire)</text:p>
      <text:p text:style-name="Text_20_body">Nosi Zasilany Pancerz (Wears Power Armor)</text:p>
      <text:p text:style-name="Text_20_body">Oblicza Nieobliczalne (Calculates the Uncalculable)</text:p>
      <text:p text:style-name="Text_20_body">Otrzymuje Boskie Błogosławieństwa (Channels Divine Blessings)</text:p>
      <text:p text:style-name="Text_20_body">Pilotuje Statki Kosmiczne (Pilots Starcraft)</text:p>
      <text:p text:style-name="Text_20_body">Podróżuje przez Czas (Travels Through Time)</text:p>
      <text:p text:style-name="Text_20_body">Poluje (Hunts)</text:p>
      <text:p text:style-name="Text_20_body">Pomaga Swoim Przyjaciołom (Helps Their Friends)</text:p>
      <text:p text:style-name="Text_20_body">Porusza się jak Kot (Moves Like a Cat)</text:p>
      <text:p text:style-name="Text_20_body">Porusza się jak Wiatr (Moves like the Wind)</text:p>
      <text:p text:style-name="Text_20_body">Posiada Licencję na Broń (Is Licensed to Carry)</text:p>
      <text:p text:style-name="Text_20_body">Posiada Magicznego Sprzymierzeńca (Keeps a Magic Ally)</text:p>
      <text:p text:style-name="Text_20_body">Pracuje w Ciemnych Uliczkach (Works the Back Alleys)</text:p>
      <text:p text:style-name="Text_20_body">Pracuje, by Żyć (Works for a Living)</text:p>
      <text:p text:style-name="Text_20_body">Przebudza Sny (Awakens Dreams)</text:p>
      <text:p text:style-name="Text_20_body">Przeszukuje Ruiny (Scavenges)</text:p>
      <text:p text:style-name="Text_20_body">Przewodzi (Leads)</text:p>
      <text:p text:style-name="Text_20_body"><text:soft-page-break/>Przyjmuje Zwierzęcy Kształt (Takes Animal Shape)</text:p>
      <text:p text:style-name="Text_20_body">Przywdziewa Połyskliwy Lód (Wears a Sheen of Ice)</text:p>
      <text:p text:style-name="Text_20_body">Pływał z Piratami (Sailed Beneath the Jolly Roger)</text:p>
      <text:p text:style-name="Text_20_body">Rozciąga się (Stretches)</text:p>
      <text:p text:style-name="Text_20_body">Rozdziera Ściany Świata (Shreds the Walls of the World)</text:p>
      <text:p text:style-name="Text_20_body">Rozwiązuje Tajemnice (Solves Mysteries)</text:p>
      <text:p text:style-name="Text_20_body">Rośnie do Gigantycznych Rozmiarów (Grows to Towering Heights)</text:p>
      <text:p text:style-name="Text_20_body">Rzeźbi Twardym Światłem (Sculpts Hard Light)</text:p>
      <text:p text:style-name="Text_20_body">Rzuca ze Śmiertelną Dokładnością (Throws With Deadly Accuracy)</text:p>
      <text:p text:style-name="Text_20_body">Spaceruje w Dzikich Lasach (Walks The Wild Woods)</text:p>
      <text:p text:style-name="Text_20_body">Stawia Umysł Ponad Materią (Focuses Mind Over Matter)</text:p>
      <text:p text:style-name="Text_20_body">Szuka Kłopotów (Looks for Trouble)</text:p>
      <text:p text:style-name="Text_20_body">Szybko się Uczy (Learns Quickly)</text:p>
      <text:p text:style-name="Text_20_body">Tańczy z Czarną Materią (Dances With Dark Matter)</text:p>
      <text:p text:style-name="Text_20_body">Tworzy Dziwną Naukę (Conducts Weird Science)</text:p>
      <text:p text:style-name="Text_20_body">Tworzy Iluzje (Crafts Illusions)</text:p>
      <text:p text:style-name="Text_20_body">Tworzy Unikalne Obiekty (Crafts Unique Objects)</text:p>
      <text:p text:style-name="Text_20_body">Ucieka Precz (Runs Away)</text:p>
      <text:p text:style-name="Text_20_body">Ujeżdza Błyskawicę (Rides the Lightning)</text:p>
      <text:p text:style-name="Text_20_body">Uzdrawia (Works Miracles)</text:p>
      <text:p text:style-name="Text_20_body">Walczy Nieczysto (Fights Dirty)</text:p>
      <text:p text:style-name="Text_20_body">Walczy z Robotami (Battles Robots)</text:p>
      <text:p text:style-name="Text_20_body">Walcząc, Porywa Tłum (Fight With Panache)</text:p>
      <text:p text:style-name="Text_20_body">Wolałby Czytać (Would Rather Be Reading)</text:p>
      <text:p text:style-name="Text_20_body">Wpada w Furię (Rages)</text:p>
      <text:p text:style-name="Text_20_body">Wspiera Społeczność (Shepherds the Community)</text:p>
      <text:p text:style-name="Text_20_body">Wyje do Księżyca (Howls at the Moon)</text:p>
      <text:p text:style-name="Text_20_body">Wysysa Energię (Siphons Power)</text:p>
      <text:p text:style-name="Text_20_body">Wyszedł z Obelisku (Emerged From the Obelisk)</text:p>
      <text:p text:style-name="Text_20_body">Włada Dziką Magią (Uses Wild Magic)</text:p>
      <text:p text:style-name="Text_20_body">Włada Grawitacją (Controls Gravity)</text:p>
      <text:p text:style-name="Text_20_body">Włada Magnetyzmem (Employs Magnetism)</text:p>
      <text:p text:style-name="Text_20_body"><text:soft-page-break/>Włada Mocami Mentalnymi (Commands Mental Powers)</text:p>
      <text:p text:style-name="Text_20_body">Włada Niewidzialną Mocą (Wield Invisible Force)</text:p>
      <text:p text:style-name="Text_20_body">Włada Rojem (Masters the Swarm)</text:p>
      <text:p text:style-name="Text_20_body">Włada Zaklęciami (Masters Spells)</text:p>
      <text:p text:style-name="Text_20_body">Zabawia (Entertains)</text:p>
      <text:p text:style-name="Text_20_body">Zabija Potwory (Slays Monsters)</text:p>
      <text:p text:style-name="Text_20_body">Zadaje się z Martwymi (Consorts With the Dead)</text:p>
      <text:p text:style-name="Text_20_body">Zaprowadza Sprawiedliwość (Metes Out Justice)</text:p>
      <text:p text:style-name="Text_20_body">Zmniejsza się (Shrinks to Minute Size)</text:p>
      <text:p text:style-name="Text_20_body">Został Przepowiedziany (Was Foretold)</text:p>
      <text:p text:style-name="Text_20_body">Żyje w Dziczy (Lives in the Wildernes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S Gothic" svg:font-family="'MS Gothic'" style:font-family-generic="system" style:font-pitch="variable"/>
    <style:font-face style:name="MS Mincho" svg:font-family="'MS Mincho'"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l" fo:country="PL" style:letter-kerning="true" style:font-name-asian="MS Mincho" style:font-size-asian="10.5pt" style:language-asian="ja" style:country-asian="JP"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MS Mincho" style:font-size-asian="10.5pt" style:language-asian="ja" style:country-asian="JP"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03-21T04:07:29.201000000</meta:creation-date>
    <dc:date>2024-04-19T04:07:52.325000000</dc:date>
    <meta:editing-duration>PT2H40M23S</meta:editing-duration>
    <meta:editing-cycles>21</meta:editing-cycles>
    <meta:generator>LibreOffice/7.1.4.2$Windows_X86_64 LibreOffice_project/a529a4fab45b75fefc5b6226684193eb000654f6</meta:generator>
    <meta:document-statistic meta:table-count="0" meta:image-count="0" meta:object-count="0" meta:page-count="14" meta:paragraph-count="319" meta:word-count="3817" meta:character-count="25601" meta:non-whitespace-character-count="22119"/>
  </office:meta>
</office:document-meta>
</file>